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draw:fill="none" draw:textarea-vertical-align="middle" fo:min-height="5.953cm" fo:padding-top="0.071cm" fo:padding-bottom="0.071cm" fo:padding-left="0.071cm" fo:padding-right="0.071cm"/>
    </style:style>
    <style:style style:name="gr4" style:family="graphic" style:parent-style-name="standard">
      <style:graphic-properties draw:stroke="solid" svg:stroke-width="0.076cm" svg:stroke-color="#000000" svg:stroke-opacity="100%" draw:stroke-linejoin="round" draw:fill="none" fo:padding-top="0.163cm" fo:padding-bottom="0.163cm" fo:padding-left="0.288cm" fo:padding-right="0.288cm"/>
    </style:style>
    <style:style style:name="gr5" style:family="graphic" style:parent-style-name="standard">
      <style:graphic-properties draw:stroke="none" draw:fill="none" draw:textarea-vertical-align="middle" fo:min-height="0.889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none" draw:textarea-vertical-align="middle" fo:min-height="1.118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none" draw:textarea-vertical-align="top" fo:min-height="0.43cm" fo:padding-top="0.035cm" fo:padding-bottom="0.035cm" fo:padding-left="0.035cm" fo:padding-right="0.035cm"/>
    </style:style>
    <style:style style:name="gr8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9" style:family="graphic" style:parent-style-name="standard">
      <style:graphic-properties draw:stroke="none" draw:fill="none" draw:textarea-vertical-align="top" fo:min-height="0.212cm" fo:padding-top="0.035cm" fo:padding-bottom="0.035cm" fo:padding-left="0.035cm" fo:padding-right="0.035cm"/>
    </style:style>
    <style:style style:name="gr10" style:family="graphic" style:parent-style-name="standard">
      <style:graphic-properties draw:stroke="none" draw:fill="none" draw:textarea-vertical-align="top" fo:min-height="0.18cm" fo:padding-top="0.035cm" fo:padding-bottom="0.035cm" fo:padding-left="0.035cm" fo:padding-right="0.035cm"/>
    </style:style>
    <style:style style:name="gr11" style:family="graphic" style:parent-style-name="standard">
      <style:graphic-properties draw:stroke="solid" svg:stroke-width="0.079cm" svg:stroke-color="#000000" svg:stroke-opacity="100%" draw:stroke-linejoin="round" draw:fill="none" fo:padding-top="0.164cm" fo:padding-bottom="0.164cm" fo:padding-left="0.289cm" fo:padding-right="0.289cm"/>
    </style:style>
    <style:style style:name="gr12" style:family="graphic" style:parent-style-name="standard">
      <style:graphic-properties draw:stroke="none" draw:fill="none" draw:textarea-vertical-align="middle" fo:min-height="5.572cm" fo:padding-top="0.071cm" fo:padding-bottom="0.071cm" fo:padding-left="0.071cm" fo:padding-right="0.071cm"/>
    </style:style>
    <style:style style:name="gr13" style:family="graphic" style:parent-style-name="standard">
      <style:graphic-properties draw:stroke="none" draw:fill="none" draw:textarea-vertical-align="middle" fo:min-height="7.383cm" fo:padding-top="0.071cm" fo:padding-bottom="0.071cm" fo:padding-left="0.071cm" fo:padding-right="0.071cm"/>
    </style:style>
    <style:style style:name="gr14" style:family="graphic" style:parent-style-name="standard">
      <style:graphic-properties draw:stroke="none" draw:fill="none" draw:textarea-vertical-align="middle" fo:min-height="4.339cm" fo:padding-top="0.071cm" fo:padding-bottom="0.071cm" fo:padding-left="0.071cm" fo:padding-right="0.071cm"/>
    </style:style>
    <style:style style:name="gr15" style:family="graphic" style:parent-style-name="standard">
      <style:graphic-properties draw:stroke="none" draw:fill="none" draw:textarea-vertical-align="middle" fo:min-height="6.895cm" fo:padding-top="0.071cm" fo:padding-bottom="0.071cm" fo:padding-left="0.071cm" fo:padding-right="0.071cm"/>
    </style:style>
    <style:style style:name="gr16" style:family="graphic" style:parent-style-name="standard">
      <style:graphic-properties draw:stroke="none" draw:fill="none" draw:textarea-vertical-align="top" fo:min-height="1.93cm" fo:padding-top="0.035cm" fo:padding-bottom="0.035cm" fo:padding-left="0.035cm" fo:padding-right="0.035cm"/>
    </style:style>
    <style:style style:name="gr17" style:family="graphic" style:parent-style-name="standard">
      <style:graphic-properties draw:stroke="none" draw:fill="none" draw:textarea-vertical-align="middle" fo:min-height="6.621cm" fo:padding-top="0.071cm" fo:padding-bottom="0.071cm" fo:padding-left="0.071cm" fo:padding-right="0.071cm"/>
    </style:style>
    <style:style style:name="gr18" style:family="graphic" style:parent-style-name="standard">
      <style:graphic-properties draw:stroke="none" draw:fill="none" draw:textarea-vertical-align="middle" fo:min-height="5.752cm" fo:padding-top="0.071cm" fo:padding-bottom="0.071cm" fo:padding-left="0.071cm" fo:padding-right="0.071cm"/>
    </style:style>
    <style:style style:name="gr19" style:family="graphic" style:parent-style-name="standard">
      <style:graphic-properties draw:stroke="none" draw:fill="none" draw:textarea-vertical-align="middle" fo:min-height="6.336cm" fo:padding-top="0.071cm" fo:padding-bottom="0.071cm" fo:padding-left="0.071cm" fo:padding-right="0.071cm"/>
    </style:style>
    <style:style style:name="gr20" style:family="graphic" style:parent-style-name="standard">
      <style:graphic-properties draw:stroke="none" draw:fill="none" draw:textarea-vertical-align="middle" fo:min-height="6.26cm" fo:padding-top="0.071cm" fo:padding-bottom="0.071cm" fo:padding-left="0.071cm" fo:padding-right="0.071cm"/>
    </style:style>
    <style:style style:name="gr21" style:family="graphic" style:parent-style-name="standard">
      <style:graphic-properties draw:stroke="none" draw:fill="none" draw:textarea-vertical-align="middle" fo:min-height="4.355cm" fo:padding-top="0.071cm" fo:padding-bottom="0.071cm" fo:padding-left="0.071cm" fo:padding-right="0.071cm"/>
    </style:style>
    <style:style style:name="gr22" style:family="graphic" style:parent-style-name="standard">
      <style:graphic-properties draw:stroke="none" draw:fill="none" draw:textarea-vertical-align="middle" fo:min-height="6.81cm" fo:padding-top="0.071cm" fo:padding-bottom="0.071cm" fo:padding-left="0.071cm" fo:padding-right="0.071cm"/>
    </style:style>
    <style:style style:name="gr23" style:family="graphic" style:parent-style-name="standard">
      <style:graphic-properties draw:stroke="none" draw:fill="none" draw:textarea-vertical-align="middle" fo:min-height="5.371cm" fo:padding-top="0.071cm" fo:padding-bottom="0.071cm" fo:padding-left="0.071cm" fo:padding-right="0.071cm"/>
    </style:style>
    <style:style style:name="gr2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00" draw:textarea-vertical-align="middle"/>
    </style:style>
    <style:style style:name="gr27" style:family="graphic" style:parent-style-name="standard">
      <style:graphic-properties svg:stroke-width="0cm" svg:stroke-color="#000000" draw:marker-start-width="0.2cm" draw:marker-end-width="0.2cm" draw:textarea-vertical-align="middle" fo:padding-top="0.125cm" fo:padding-bottom="0.125cm" fo:padding-left="0.25cm" fo:padding-right="0.2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30pt" style:font-size-asian="30pt" style:font-size-complex="30pt"/>
    </style:style>
    <style:style style:name="T1" style:family="text">
      <style:text-properties fo:color="#000000" style:font-name="Arial1" fo:font-size="30pt" style:font-name-asian="Arial1" style:font-size-asian="30pt" style:font-name-complex="Arial1" style:font-size-complex="30pt"/>
    </style:style>
    <style:style style:name="T2" style:family="text">
      <style:text-properties fo:color="#000000" style:font-name="Arial1" fo:font-size="14pt" fo:font-style="italic" style:font-name-asian="Arial1" style:font-size-asian="14pt" style:font-style-asian="italic" style:font-name-complex="Arial1" style:font-size-complex="14pt" style:font-style-complex="italic"/>
    </style:style>
    <style:style style:name="T3" style:family="text">
      <style:text-properties fo:color="#000000"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T4" style:family="text">
      <style:text-properties fo:color="#000000"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T5" style:family="text">
      <style:text-properties fo:color="#000000"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T6" style:family="text">
      <style:text-properties fo:color="#000000" style:font-name="Arial1" fo:font-size="30pt" fo:font-style="italic" style:font-name-asian="Arial1" style:font-size-asian="30pt" style:font-style-asian="italic" style:font-name-complex="Arial1" style:font-size-complex="30pt" style:font-style-complex="italic"/>
    </style:style>
    <style:style style:name="T7" style:family="text">
      <style:text-properties fo:color="#000000" style:font-name="Arial1" fo:font-size="16pt" fo:font-style="italic" style:font-name-asian="Arial1" style:font-size-asian="16pt" style:font-style-asian="italic" style:font-name-complex="Arial1" style:font-size-complex="16pt" style:font-style-complex="italic"/>
    </style:style>
    <style:style style:name="T8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Default">
        <draw:g xml:id="id2" draw:id="id2">
          <draw:g>
            <draw:polygon draw:style-name="gr1" draw:layer="layout" svg:width="14.985cm" svg:height="6.095cm" svg:x="6.604cm" svg:y="10.668cm" svg:viewBox="0 0 14986 6096" draw:points="0,6096 12488,6096 14986,0 2497,0">
              <text:p/>
            </draw:polygon>
            <draw:polygon draw:style-name="gr2" draw:layer="layout" svg:width="14.985cm" svg:height="6.095cm" svg:x="6.604cm" svg:y="10.668cm" svg:viewBox="0 0 14986 6096" draw:points="0,6096 12488,6096 14986,0 2497,0">
              <text:p/>
            </draw:polygon>
          </draw:g>
          <draw:frame draw:style-name="gr3" draw:text-style-name="P1" draw:layer="layout" svg:width="8.326cm" svg:height="6.095cm" svg:x="9.933cm" svg:y="10.668cm">
            <draw:text-box>
              <text:p text:style-name="P1"><text:span text:style-name="T1">Выбор заказа </text:span></text:p>
            </draw:text-box>
          </draw:frame>
        </draw:g>
        <draw:polyline draw:style-name="gr4" draw:layer="layout" svg:width="0cm" svg:height="82.999cm" svg:x="2cm" svg:y="0.6cm" svg:viewBox="0 0 0 83000" draw:points="0,83000 0,41500 0,41500 0,41500 0,41500 0,0">
          <text:p/>
        </draw:polyline>
        <draw:polyline draw:style-name="gr4" draw:layer="layout" svg:width="0cm" svg:height="82.999cm" svg:x="59cm" svg:y="0.6cm" svg:viewBox="0 0 0 83000" draw:points="0,0 0,41500 0,41500 0,41500 0,41500 0,83000">
          <text:p/>
        </draw:polyline>
        <draw:g>
          <draw:polyline draw:style-name="gr4" draw:layer="layout" svg:width="56.999cm" svg:height="0cm" svg:x="2cm" svg:y="0.6cm" svg:viewBox="0 0 57000 0" draw:points="57000,0 28500,0 28500,0 28500,0 28500,0 0,0">
            <text:p/>
          </draw:polyline>
          <draw:frame draw:style-name="gr5" draw:layer="layout" svg:width="1.27cm" svg:height="1.227cm" svg:x="29.865cm" svg:y="-0.014cm">
            <draw:text-box>
              <text:p/>
            </draw:text-box>
          </draw:frame>
        </draw:g>
        <draw:g>
          <draw:polyline draw:style-name="gr4" draw:layer="layout" svg:width="56.999cm" svg:height="0cm" svg:x="2cm" svg:y="83.6cm" svg:viewBox="0 0 57000 0" draw:points="57000,0 28500,0 28500,0 28500,0 28500,0 0,0">
            <text:p/>
          </draw:polyline>
          <draw:frame draw:style-name="gr5" draw:layer="layout" svg:width="1.27cm" svg:height="1.227cm" svg:x="29.865cm" svg:y="82.986cm">
            <draw:text-box>
              <text:p/>
            </draw:text-box>
          </draw:frame>
        </draw:g>
        <draw:frame draw:style-name="gr6" draw:layer="layout" svg:width="12.1cm" svg:height="1.4cm" svg:x="46.9cm" svg:y="78.1cm">
          <draw:text-box>
            <text:p text:style-name="P1"><text:span text:style-name="T2">ГУИР.310304.081 ПД1</text:span></text:p>
          </draw:text-box>
        </draw:frame>
        <draw:frame draw:style-name="gr7" draw:layer="layout" svg:width="2.705cm" svg:height="0.5cm" svg:x="41.656cm" svg:y="80.645cm">
          <draw:text-box>
            <text:p text:style-name="P1"><text:span text:style-name="T3">Танасюк</text:span></text:p>
          </draw:text-box>
        </draw:frame>
        <draw:line draw:style-name="gr8" draw:layer="layout" svg:x1="40.65cm" svg:y1="78.06cm" svg:x2="40.65cm" svg:y2="83.6cm">
          <text:p/>
        </draw:line>
        <draw:line draw:style-name="gr8" draw:layer="layout" svg:x1="40.66cm" svg:y1="78.05cm" svg:x2="58.97cm" svg:y2="78.05cm">
          <text:p/>
        </draw:line>
        <draw:line draw:style-name="gr8" draw:layer="layout" svg:x1="40.66cm" svg:y1="79.55cm" svg:x2="58.985cm" svg:y2="79.55cm">
          <text:p/>
        </draw:line>
        <draw:line draw:style-name="gr8" draw:layer="layout" svg:x1="59cm" svg:y1="80.05cm" svg:x2="53.91cm" svg:y2="80.05cm">
          <text:p/>
        </draw:line>
        <draw:line draw:style-name="gr8" draw:layer="layout" svg:x1="59cm" svg:y1="81.65cm" svg:x2="53.91cm" svg:y2="81.65cm">
          <text:p/>
        </draw:line>
        <draw:line draw:style-name="gr8" draw:layer="layout" svg:x1="58.979cm" svg:y1="82.05cm" svg:x2="40.66cm" svg:y2="82.05cm">
          <text:p/>
        </draw:line>
        <draw:line draw:style-name="gr8" draw:layer="layout" svg:x1="53.9cm" svg:y1="79.55cm" svg:x2="53.9cm" svg:y2="83.549cm">
          <text:p/>
        </draw:line>
        <draw:line draw:style-name="gr8" draw:layer="layout" svg:x1="46.911cm" svg:y1="78.05cm" svg:x2="46.911cm" svg:y2="83.549cm">
          <text:p/>
        </draw:line>
        <draw:line draw:style-name="gr8" draw:layer="layout" svg:x1="40.66cm" svg:y1="83.05cm" svg:x2="46.881cm" svg:y2="83.05cm">
          <text:p/>
        </draw:line>
        <draw:line draw:style-name="gr8" draw:layer="layout" svg:x1="40.66cm" svg:y1="82.55cm" svg:x2="46.881cm" svg:y2="82.55cm">
          <text:p/>
        </draw:line>
        <draw:line draw:style-name="gr8" draw:layer="layout" svg:x1="40.66cm" svg:y1="81.55cm" svg:x2="46.881cm" svg:y2="81.55cm">
          <text:p/>
        </draw:line>
        <draw:line draw:style-name="gr8" draw:layer="layout" svg:x1="40.66cm" svg:y1="81.05cm" svg:x2="46.881cm" svg:y2="81.05cm">
          <text:p/>
        </draw:line>
        <draw:line draw:style-name="gr8" draw:layer="layout" svg:x1="40.66cm" svg:y1="80.55cm" svg:x2="46.881cm" svg:y2="80.55cm">
          <text:p/>
        </draw:line>
        <draw:line draw:style-name="gr8" draw:layer="layout" svg:x1="40.66cm" svg:y1="80.05cm" svg:x2="46.881cm" svg:y2="80.05cm">
          <text:p/>
        </draw:line>
        <draw:line draw:style-name="gr8" draw:layer="layout" svg:x1="46.881cm" svg:y1="79.05cm" svg:x2="40.66cm" svg:y2="79.05cm">
          <text:p/>
        </draw:line>
        <draw:line draw:style-name="gr8" draw:layer="layout" svg:x1="40.66cm" svg:y1="78.55cm" svg:x2="46.881cm" svg:y2="78.55cm">
          <text:p/>
        </draw:line>
        <draw:line draw:style-name="gr8" draw:layer="layout" svg:x1="41.25cm" svg:y1="78.05cm" svg:x2="41.25cm" svg:y2="80.549cm">
          <text:p/>
        </draw:line>
        <draw:line draw:style-name="gr8" draw:layer="layout" svg:x1="42.25cm" svg:y1="78.05cm" svg:x2="42.25cm" svg:y2="80.549cm">
          <text:p/>
        </draw:line>
        <draw:line draw:style-name="gr8" draw:layer="layout" svg:x1="42.25cm" svg:y1="80.6cm" svg:x2="42.25cm" svg:y2="83.6cm">
          <text:p/>
        </draw:line>
        <draw:line draw:style-name="gr8" draw:layer="layout" svg:x1="44.65cm" svg:y1="78.05cm" svg:x2="44.65cm" svg:y2="83.549cm">
          <text:p/>
        </draw:line>
        <draw:line draw:style-name="gr8" draw:layer="layout" svg:x1="45.931cm" svg:y1="78.05cm" svg:x2="45.931cm" svg:y2="83.549cm">
          <text:p/>
        </draw:line>
        <draw:line draw:style-name="gr8" draw:layer="layout" svg:x1="55.4cm" svg:y1="79.55cm" svg:x2="55.4cm" svg:y2="81.649cm">
          <text:p/>
        </draw:line>
        <draw:line draw:style-name="gr8" draw:layer="layout" svg:x1="54.9cm" svg:y1="80.05cm" svg:x2="54.9cm" svg:y2="81.649cm">
          <text:p/>
        </draw:line>
        <draw:line draw:style-name="gr8" draw:layer="layout" svg:x1="54.4cm" svg:y1="80.05cm" svg:x2="54.4cm" svg:y2="81.649cm">
          <text:p/>
        </draw:line>
        <draw:line draw:style-name="gr8" draw:layer="layout" svg:x1="56.9cm" svg:y1="79.55cm" svg:x2="56.9cm" svg:y2="81.65cm">
          <text:p/>
        </draw:line>
        <draw:line draw:style-name="gr8" draw:layer="layout" svg:x1="55.803cm" svg:y1="82.049cm" svg:x2="55.803cm" svg:y2="81.65cm">
          <text:p/>
        </draw:line>
        <draw:frame draw:style-name="gr9" draw:layer="layout" svg:width="1.351cm" svg:height="0.549cm" svg:x="53.95cm" svg:y="79.568cm">
          <draw:text-box>
            <text:p text:style-name="P1"><text:span text:style-name="T4">Лит.</text:span></text:p>
          </draw:text-box>
        </draw:frame>
        <draw:frame draw:style-name="gr9" draw:layer="layout" svg:width="1.401cm" svg:height="0.549cm" svg:x="55.499cm" svg:y="79.568cm">
          <draw:text-box>
            <text:p text:style-name="P1"><text:span text:style-name="T4">Масса</text:span></text:p>
          </draw:text-box>
        </draw:frame>
        <draw:frame draw:style-name="gr9" draw:layer="layout" svg:width="2.15cm" svg:height="0.549cm" svg:x="56.9cm" svg:y="79.593cm">
          <draw:text-box>
            <text:p text:style-name="P1"><text:span text:style-name="T4">Масштаб</text:span></text:p>
          </draw:text-box>
        </draw:frame>
        <draw:frame draw:style-name="gr9" draw:layer="layout" svg:width="0.35cm" svg:height="0.549cm" svg:x="54.475cm" svg:y="80.6cm">
          <draw:text-box>
            <text:p text:style-name="P1"><text:span text:style-name="T4">T</text:span></text:p>
          </draw:text-box>
        </draw:frame>
        <draw:frame draw:style-name="gr9" draw:layer="layout" svg:width="3.986cm" svg:height="1.122cm" svg:x="54.35cm" svg:y="82.3cm">
          <draw:text-box>
            <text:p text:style-name="P1"><text:span text:style-name="T4">Информатика, гр.952003</text:span></text:p>
          </draw:text-box>
        </draw:frame>
        <draw:frame draw:style-name="gr9" draw:layer="layout" svg:width="1.021cm" svg:height="0.427cm" svg:x="40.49cm" svg:y="80.15cm">
          <draw:text-box>
            <text:p text:style-name="P1"><text:span text:style-name="T3">Изм.</text:span></text:p>
          </draw:text-box>
        </draw:frame>
        <draw:frame draw:style-name="gr9" draw:layer="layout" svg:width="2.601cm" svg:height="0.469cm" svg:x="40.549cm" svg:y="80.1cm">
          <draw:text-box>
            <text:p text:style-name="P1"><text:span text:style-name="T5">Л.</text:span></text:p>
          </draw:text-box>
        </draw:frame>
        <draw:frame draw:style-name="gr9" draw:layer="layout" svg:width="2.601cm" svg:height="0.469cm" svg:x="42.049cm" svg:y="80.1cm">
          <draw:text-box>
            <text:p text:style-name="P1"><text:span text:style-name="T5">№ </text:span><text:span text:style-name="T5">докум.</text:span></text:p>
          </draw:text-box>
        </draw:frame>
        <draw:frame draw:style-name="gr9" draw:layer="layout" svg:width="2.601cm" svg:height="0.469cm" svg:x="44.03cm" svg:y="80.118cm">
          <draw:text-box>
            <text:p text:style-name="P1"><text:span text:style-name="T5">Подп.</text:span></text:p>
          </draw:text-box>
        </draw:frame>
        <draw:frame draw:style-name="gr10" draw:layer="layout" svg:width="1.051cm" svg:height="0.469cm" svg:x="45.9cm" svg:y="80.1cm">
          <draw:text-box>
            <text:p text:style-name="P1"><text:span text:style-name="T5">Дата</text:span></text:p>
          </draw:text-box>
        </draw:frame>
        <draw:frame draw:style-name="gr9" draw:layer="layout" svg:width="1.451cm" svg:height="0.469cm" svg:x="40.649cm" svg:y="80.618cm">
          <draw:text-box>
            <text:p text:style-name="P1"><text:span text:style-name="T5">Разраб.</text:span></text:p>
          </draw:text-box>
        </draw:frame>
        <draw:frame draw:style-name="gr9" draw:layer="layout" svg:width="1.551cm" svg:height="0.469cm" svg:x="40.4cm" svg:y="81.1cm">
          <draw:text-box>
            <text:p text:style-name="P1"><text:span text:style-name="T5">Пров.</text:span></text:p>
          </draw:text-box>
        </draw:frame>
        <draw:frame draw:style-name="gr9" draw:layer="layout" svg:width="2.601cm" svg:height="0.469cm" svg:x="40.099cm" svg:y="81.568cm">
          <draw:text-box>
            <text:p text:style-name="P1"><text:span text:style-name="T5">Т.контр.</text:span></text:p>
          </draw:text-box>
        </draw:frame>
        <draw:frame draw:style-name="gr9" draw:layer="layout" svg:width="2.601cm" svg:height="0.469cm" svg:x="40.049cm" svg:y="82.1cm">
          <draw:text-box>
            <text:p text:style-name="P1"><text:span text:style-name="T5">Реценз.</text:span></text:p>
          </draw:text-box>
        </draw:frame>
        <draw:frame draw:style-name="gr9" draw:layer="layout" svg:width="2.601cm" svg:height="0.469cm" svg:x="40.15cm" svg:y="82.65cm">
          <draw:text-box>
            <text:p text:style-name="P1"><text:span text:style-name="T5">Н.контр.</text:span></text:p>
          </draw:text-box>
        </draw:frame>
        <draw:frame draw:style-name="gr9" draw:layer="layout" svg:width="2.601cm" svg:height="0.469cm" svg:x="39.9cm" svg:y="83.165cm">
          <draw:text-box>
            <text:p text:style-name="P1"><text:span text:style-name="T5">Утв.</text:span></text:p>
          </draw:text-box>
        </draw:frame>
        <draw:frame draw:style-name="gr9" draw:layer="layout" svg:width="1.459cm" svg:height="0.549cm" svg:x="53.941cm" svg:y="81.6cm">
          <draw:text-box>
            <text:p text:style-name="P1"><text:span text:style-name="T4">Лист</text:span></text:p>
          </draw:text-box>
        </draw:frame>
        <draw:frame draw:style-name="gr9" draw:layer="layout" svg:width="0.56cm" svg:height="0.469cm" svg:x="55.17cm" svg:y="81.659cm">
          <draw:text-box>
            <text:p text:style-name="P1"><text:span text:style-name="T5">1</text:span></text:p>
          </draw:text-box>
        </draw:frame>
        <draw:frame draw:style-name="gr9" draw:layer="layout" svg:width="2.001cm" svg:height="0.549cm" svg:x="56.2cm" svg:y="81.589cm">
          <draw:text-box>
            <text:p text:style-name="P1"><text:span text:style-name="T4">Листов 1</text:span></text:p>
          </draw:text-box>
        </draw:frame>
        <draw:frame draw:style-name="gr9" draw:layer="layout" svg:width="2.611cm" svg:height="0.427cm" svg:x="41.789cm" svg:y="83.147cm">
          <draw:text-box>
            <text:p text:style-name="P1"><text:span text:style-name="T3">Волорова</text:span></text:p>
          </draw:text-box>
        </draw:frame>
        <draw:frame draw:style-name="gr9" draw:layer="layout" svg:width="2.794cm" svg:height="0.427cm" svg:x="42.037cm" svg:y="81.107cm">
          <draw:text-box>
            <text:p text:style-name="P1"><text:span text:style-name="T3">Акатанорович</text:span></text:p>
          </draw:text-box>
        </draw:frame>
        <draw:g xml:id="id1" draw:id="id1">
          <draw:g>
            <draw:path draw:style-name="gr1" draw:layer="layout" svg:width="13.492cm" svg:height="5.714cm" svg:x="7.335cm" svg:y="2.413cm" svg:viewBox="0 0 13493 5715" svg:d="M2688 5715h8117c494 0 915-120 1344-383 428-263 737-590 984-1045 247-457 360-903 360-1429 0-527-113-973-360-1430-247-455-556-782-984-1045-429-263-850-383-1344-383h-8117c-494 0-915 120-1344 383-428 263-737 590-984 1046s-360 902-360 1429c0 526 113 972 360 1429 247 455 556 782 984 1045 429 263 850 383 1344 383z">
              <text:p/>
            </draw:path>
            <draw:path draw:style-name="gr11" draw:layer="layout" svg:width="13.492cm" svg:height="5.714cm" svg:x="7.335cm" svg:y="2.413cm" svg:viewBox="0 0 13493 5715" svg:d="M2688 5715h8117c494 0 915-120 1344-383 428-263 737-590 984-1045 247-457 360-903 360-1429 0-527-113-973-360-1430-247-455-556-782-984-1045-429-263-850-383-1344-383h-8117c-494 0-915 120-1344 383-428 263-737 590-984 1046s-360 902-360 1429c0 526 113 972 360 1429 247 455 556 782 984 1045 429 263 850 383 1344 383z">
              <text:p/>
            </draw:path>
          </draw:g>
          <draw:frame draw:style-name="gr12" draw:text-style-name="P1" draw:layer="layout" svg:width="13.492cm" svg:height="5.714cm" svg:x="7.335cm" svg:y="2.413cm">
            <draw:text-box>
              <text:p text:style-name="P1"><text:span text:style-name="T6">Начало</text:span></text:p>
            </draw:text-box>
          </draw:frame>
        </draw:g>
        <draw:frame draw:style-name="gr9" draw:layer="layout" svg:width="2.94cm" svg:height="0.427cm" svg:x="41.764cm" svg:y="82.631cm">
          <draw:text-box>
            <text:p text:style-name="P1"><text:span text:style-name="T3">Шиманский</text:span></text:p>
          </draw:text-box>
        </draw:frame>
        <draw:g xml:id="id8" draw:id="id8">
          <draw:g>
            <draw:polygon draw:style-name="gr1" draw:layer="layout" svg:width="17.779cm" svg:height="10.032cm" svg:x="24.638cm" svg:y="18.288cm" svg:viewBox="0 0 17780 10033" draw:points="0,5015 8889,0 17780,5015 8889,10033">
              <text:p/>
            </draw:polygon>
            <draw:polygon draw:style-name="gr2" draw:layer="layout" svg:width="17.779cm" svg:height="10.032cm" svg:x="24.638cm" svg:y="18.288cm" svg:viewBox="0 0 17780 10033" draw:points="0,5015 8889,0 17780,5015 8889,10033">
              <text:p/>
            </draw:polygon>
          </draw:g>
          <draw:frame draw:style-name="gr13" draw:text-style-name="P1" draw:layer="layout" svg:width="14.815cm" svg:height="7.525cm" svg:x="26.12cm" svg:y="19.542cm">
            <draw:text-box>
              <text:p text:style-name="P1"><text:span text:style-name="T1">Мест больше, чем должно быть?</text:span></text:p>
            </draw:text-box>
          </draw:frame>
        </draw:g>
        <draw:g xml:id="id15" draw:id="id15">
          <draw:g>
            <draw:path draw:style-name="gr1" draw:layer="layout" svg:width="11.048cm" svg:height="4.481cm" svg:x="26.162cm" svg:y="72.263cm" svg:viewBox="0 0 11049 4482" svg:d="M2201 4482h6647c405 0 749-94 1100-300 351-207 604-463 806-820 203-358 295-708 295-1121s-92-763-295-1121c-202-357-455-613-806-820-351-206-695-300-1100-300h-6647c-405 0-749 94-1100 300-351 207-604 463-806 821-203 357-295 707-295 1120s92 763 295 1121c202 357 455 613 806 820 351 206 695 300 1100 300z">
              <text:p/>
            </draw:path>
            <draw:path draw:style-name="gr11" draw:layer="layout" svg:width="11.048cm" svg:height="4.481cm" svg:x="26.162cm" svg:y="72.263cm" svg:viewBox="0 0 11049 4482" svg:d="M2201 4482h6647c405 0 749-94 1100-300 351-207 604-463 806-820 203-358 295-708 295-1121s-92-763-295-1121c-202-357-455-613-806-820-351-206-695-300-1100-300h-6647c-405 0-749 94-1100 300-351 207-604 463-806 821-203 357-295 707-295 1120s92 763 295 1121c202 357 455 613 806 820 351 206 695 300 1100 300z">
              <text:p/>
            </draw:path>
          </draw:g>
          <draw:frame draw:style-name="gr14" draw:layer="layout" svg:width="11.048cm" svg:height="4.481cm" svg:x="26.162cm" svg:y="72.263cm">
            <draw:text-box>
              <text:p text:style-name="P1"><text:span text:style-name="T6">Конец</text:span></text:p>
            </draw:text-box>
          </draw:frame>
        </draw:g>
        <draw:g xml:id="id9" draw:id="id9">
          <draw:g>
            <draw:polygon draw:style-name="gr1" draw:layer="layout" svg:width="13.842cm" svg:height="7.037cm" svg:x="26.67cm" svg:y="30.734cm" svg:viewBox="0 0 13843 7038" draw:points="0,7038 13843,7038 13843,0 0,0">
              <text:p/>
            </draw:polygon>
            <draw:polygon draw:style-name="gr2" draw:layer="layout" svg:width="13.842cm" svg:height="7.037cm" svg:x="26.67cm" svg:y="30.734cm" svg:viewBox="0 0 13843 7038" draw:points="0,7038 13843,7038 13843,0 0,0">
              <text:p/>
            </draw:polygon>
          </draw:g>
          <draw:frame draw:style-name="gr15" draw:text-style-name="P1" draw:layer="layout" svg:width="13.842cm" svg:height="7.037cm" svg:x="26.67cm" svg:y="30.734cm">
            <draw:text-box>
              <text:p text:style-name="P1"><text:span text:style-name="T1">Вызов метода возврата мест</text:span></text:p>
            </draw:text-box>
          </draw:frame>
        </draw:g>
        <draw:frame draw:style-name="gr16" draw:layer="layout" svg:width="6.253cm" svg:height="2cm" svg:x="47.338cm" svg:y="79.8cm">
          <draw:text-box>
            <text:p text:style-name="P1"><text:span text:style-name="T7">Блок-схема алгоритма проверки заказов</text:span></text:p>
          </draw:text-box>
        </draw:frame>
        <draw:frame draw:style-name="gr9" draw:layer="layout" svg:width="2.808cm" svg:height="0.427cm" svg:x="42.023cm" svg:y="81.615cm">
          <draw:text-box>
            <text:p text:style-name="P1"><text:span text:style-name="T3">Акатанорович</text:span></text:p>
          </draw:text-box>
        </draw:frame>
        <draw:g xml:id="id3" draw:id="id3">
          <draw:g>
            <draw:polygon draw:style-name="gr1" draw:layer="layout" svg:width="17.017cm" svg:height="9.016cm" svg:x="5.588cm" svg:y="18.796cm" svg:viewBox="0 0 17018 9017" draw:points="0,4507 8508,0 17018,4507 8508,9017">
              <text:p/>
            </draw:polygon>
            <draw:polygon draw:style-name="gr2" draw:layer="layout" svg:width="17.017cm" svg:height="9.016cm" svg:x="5.588cm" svg:y="18.796cm" svg:viewBox="0 0 17018 9017" draw:points="0,4507 8508,0 17018,4507 8508,9017">
              <text:p/>
            </draw:polygon>
          </draw:g>
          <draw:frame draw:style-name="gr17" draw:text-style-name="P1" draw:layer="layout" svg:width="14.181cm" svg:height="6.763cm" svg:x="7.006cm" svg:y="19.923cm">
            <draw:text-box>
              <text:p text:style-name="P1"><text:span text:style-name="T1">Мест в заказе нужное количество?</text:span></text:p>
            </draw:text-box>
          </draw:frame>
        </draw:g>
        <draw:g xml:id="id4" draw:id="id4">
          <draw:g>
            <draw:polygon draw:style-name="gr1" draw:layer="layout" svg:width="13.274cm" svg:height="5.894cm" svg:x="43.748cm" svg:y="20.394cm" svg:viewBox="0 0 13275 5895" draw:points="0,5895 13275,5895 13275,0 0,0">
              <text:p/>
            </draw:polygon>
            <draw:polygon draw:style-name="gr2" draw:layer="layout" svg:width="13.274cm" svg:height="5.894cm" svg:x="43.748cm" svg:y="20.394cm" svg:viewBox="0 0 13275 5895" draw:points="0,5895 13275,5895 13275,0 0,0">
              <text:p/>
            </draw:polygon>
          </draw:g>
          <draw:frame draw:style-name="gr18" draw:text-style-name="P1" draw:layer="layout" svg:width="13.274cm" svg:height="5.894cm" svg:x="43.748cm" svg:y="20.394cm">
            <draw:text-box>
              <text:p text:style-name="P1"><text:span text:style-name="T1">Попытка заблокировать недостающие</text:span></text:p>
            </draw:text-box>
          </draw:frame>
        </draw:g>
        <draw:g xml:id="id5" draw:id="id5">
          <draw:g>
            <draw:polygon draw:style-name="gr1" draw:layer="layout" svg:width="16.128cm" svg:height="8.635cm" svg:x="42.291cm" svg:y="35.306cm" svg:viewBox="0 0 16129 8636" draw:points="0,4317 8064,0 16129,4317 8064,8636">
              <text:p/>
            </draw:polygon>
            <draw:polygon draw:style-name="gr2" draw:layer="layout" svg:width="16.128cm" svg:height="8.635cm" svg:x="42.291cm" svg:y="35.306cm" svg:viewBox="0 0 16129 8636" draw:points="0,4317 8064,0 16129,4317 8064,8636">
              <text:p/>
            </draw:polygon>
          </draw:g>
          <draw:frame draw:style-name="gr19" draw:text-style-name="P1" draw:layer="layout" svg:width="13.44cm" svg:height="6.478cm" svg:x="43.635cm" svg:y="36.385cm">
            <draw:text-box>
              <text:p text:style-name="P1"><text:span text:style-name="T1">Все места успешно заблокированы?</text:span></text:p>
            </draw:text-box>
          </draw:frame>
        </draw:g>
        <draw:g xml:id="id6" draw:id="id6">
          <draw:g>
            <draw:polygon draw:style-name="gr1" draw:layer="layout" svg:width="11.556cm" svg:height="6.402cm" svg:x="44.577cm" svg:y="47.191cm" svg:viewBox="0 0 11557 6403" draw:points="0,6403 11557,6403 11557,0 0,0">
              <text:p/>
            </draw:polygon>
            <draw:polygon draw:style-name="gr2" draw:layer="layout" svg:width="11.556cm" svg:height="6.402cm" svg:x="44.577cm" svg:y="47.191cm" svg:viewBox="0 0 11557 6403" draw:points="0,6403 11557,6403 11557,0 0,0">
              <text:p/>
            </draw:polygon>
          </draw:g>
          <draw:frame draw:style-name="gr20" draw:text-style-name="P1" draw:layer="layout" svg:width="11.556cm" svg:height="6.402cm" svg:x="44.577cm" svg:y="47.191cm">
            <draw:text-box>
              <text:p text:style-name="P1"><text:span text:style-name="T1">Уведомление оператора</text:span></text:p>
            </draw:text-box>
          </draw:frame>
        </draw:g>
        <draw:g xml:id="id7" draw:id="id7">
          <draw:g>
            <draw:polygon draw:style-name="gr1" draw:layer="layout" svg:width="12.445cm" svg:height="6.095cm" svg:x="44.196cm" svg:y="56.642cm" svg:viewBox="0 0 12446 6096" draw:points="0,6096 12446,6096 12446,0 0,0">
              <text:p/>
            </draw:polygon>
            <draw:polygon draw:style-name="gr2" draw:layer="layout" svg:width="12.445cm" svg:height="6.095cm" svg:x="44.196cm" svg:y="56.642cm" svg:viewBox="0 0 12446 6096" draw:points="0,6096 12446,6096 12446,0 0,0">
              <text:p/>
            </draw:polygon>
          </draw:g>
          <draw:frame draw:style-name="gr3" draw:text-style-name="P1" draw:layer="layout" svg:width="12.445cm" svg:height="6.095cm" svg:x="44.196cm" svg:y="56.642cm">
            <draw:text-box>
              <text:p text:style-name="P1"><text:span text:style-name="T1">Решение задачи оператором</text:span></text:p>
            </draw:text-box>
          </draw:frame>
        </draw:g>
        <draw:g xml:id="id14" draw:id="id14">
          <draw:g>
            <draw:polygon draw:style-name="gr1" draw:layer="layout" svg:width="11.048cm" svg:height="4.497cm" svg:x="26.162cm" svg:y="65.225cm" svg:viewBox="0 0 11049 4498" draw:points="0,4498 11049,4498 11049,0 0,0">
              <text:p/>
            </draw:polygon>
            <draw:polygon draw:style-name="gr2" draw:layer="layout" svg:width="11.048cm" svg:height="4.497cm" svg:x="26.162cm" svg:y="65.225cm" svg:viewBox="0 0 11049 4498" draw:points="0,4498 11049,4498 11049,0 0,0">
              <text:p/>
            </draw:polygon>
          </draw:g>
          <draw:frame draw:style-name="gr21" draw:layer="layout" svg:width="11.048cm" svg:height="4.497cm" svg:x="26.162cm" svg:y="65.225cm">
            <draw:text-box>
              <text:p text:style-name="P1"><text:span text:style-name="T1">Логирование результата</text:span></text:p>
            </draw:text-box>
          </draw:frame>
        </draw:g>
        <draw:g xml:id="id10" draw:id="id10">
          <draw:g>
            <draw:polygon draw:style-name="gr1" draw:layer="layout" svg:width="17.525cm" svg:height="9.27cm" svg:x="6.604cm" svg:y="43.561cm" svg:viewBox="0 0 17526 9271" draw:points="0,4634 8764,0 17526,4634 8764,9271">
              <text:p/>
            </draw:polygon>
            <draw:polygon draw:style-name="gr2" draw:layer="layout" svg:width="17.525cm" svg:height="9.27cm" svg:x="6.604cm" svg:y="43.561cm" svg:viewBox="0 0 17526 9271" draw:points="0,4634 8764,0 17526,4634 8764,9271">
              <text:p/>
            </draw:polygon>
          </draw:g>
          <draw:frame draw:style-name="gr22" draw:text-style-name="P1" draw:layer="layout" svg:width="14.604cm" svg:height="6.952cm" svg:x="8.065cm" svg:y="44.719cm">
            <draw:text-box>
              <text:p text:style-name="P1"><text:span text:style-name="T1">Данные о сеансе корректны?</text:span></text:p>
            </draw:text-box>
          </draw:frame>
        </draw:g>
        <draw:g xml:id="id13" draw:id="id13">
          <draw:g>
            <draw:polygon draw:style-name="gr1" draw:layer="layout" svg:width="13.588cm" svg:height="5.513cm" svg:x="24.892cm" svg:y="51.001cm" svg:viewBox="0 0 13589 5514" draw:points="0,5514 13589,5514 13589,0 0,0">
              <text:p/>
            </draw:polygon>
            <draw:polygon draw:style-name="gr2" draw:layer="layout" svg:width="13.588cm" svg:height="5.513cm" svg:x="24.892cm" svg:y="51.001cm" svg:viewBox="0 0 13589 5514" draw:points="0,5514 13589,5514 13589,0 0,0">
              <text:p/>
            </draw:polygon>
          </draw:g>
          <draw:frame draw:style-name="gr23" draw:text-style-name="P1" draw:layer="layout" svg:width="13.588cm" svg:height="5.513cm" svg:x="24.892cm" svg:y="51.001cm">
            <draw:text-box>
              <text:p text:style-name="P1"><text:span text:style-name="T1">Исправление данных о сеансе</text:span></text:p>
            </draw:text-box>
          </draw:frame>
        </draw:g>
        <draw:connector draw:style-name="gr24" draw:text-style-name="P2" draw:layer="layout" draw:type="line" svg:x1="14.081cm" svg:y1="8.128cm" svg:x2="14.097cm" svg:y2="10.668cm" draw:start-shape="id1" draw:start-glue-point="2" draw:end-shape="id2" draw:end-glue-point="0" svg:d="M14081 8128l16 2540" svg:viewBox="0 0 17 2541">
          <text:p/>
        </draw:connector>
        <draw:connector draw:style-name="gr24" draw:text-style-name="P2" draw:layer="layout" draw:type="line" svg:x1="14.097cm" svg:y1="16.764cm" svg:x2="14.097cm" svg:y2="18.796cm" draw:start-shape="id2" draw:start-glue-point="2" draw:end-shape="id3" draw:end-glue-point="0" svg:d="M14097 16764v2032" svg:viewBox="0 0 1 2033">
          <text:p/>
        </draw:connector>
        <draw:connector draw:style-name="gr24" draw:text-style-name="P2" draw:layer="layout" draw:type="line" svg:x1="50.385cm" svg:y1="26.289cm" svg:x2="50.355cm" svg:y2="35.306cm" draw:start-shape="id4" draw:start-glue-point="2" draw:end-shape="id5" svg:d="M50385 26289l-30 9017" svg:viewBox="0 0 31 9018">
          <text:p/>
        </draw:connector>
        <draw:connector draw:style-name="gr24" draw:text-style-name="P2" draw:layer="layout" draw:type="line" svg:x1="50.355cm" svg:y1="53.594cm" svg:x2="50.419cm" svg:y2="56.642cm" draw:start-shape="id6" draw:start-glue-point="2" draw:end-shape="id7" draw:end-glue-point="0" svg:d="M50355 53594l64 3048" svg:viewBox="0 0 65 3049">
          <text:p/>
        </draw:connector>
        <draw:connector draw:style-name="gr25" draw:text-style-name="P2" draw:layer="layout" draw:type="line" svg:x1="42.418cm" svg:y1="23.304cm" svg:x2="43.748cm" svg:y2="23.341cm" draw:start-shape="id8" draw:start-glue-point="1" draw:end-shape="id4" svg:d="M42418 23304l1330 37" svg:viewBox="0 0 1331 38">
          <text:p/>
        </draw:connector>
        <draw:connector draw:style-name="gr25" draw:text-style-name="P2" draw:layer="layout" draw:type="line" svg:x1="33.528cm" svg:y1="28.321cm" svg:x2="33.591cm" svg:y2="30.734cm" draw:start-shape="id8" draw:start-glue-point="2" draw:end-shape="id9" svg:d="M33528 28321l63 2413" svg:viewBox="0 0 64 2414">
          <text:p/>
        </draw:connector>
        <draw:connector draw:style-name="gr25" draw:text-style-name="P2" draw:layer="layout" draw:type="line" svg:x1="50.355cm" svg:y1="43.942cm" svg:x2="50.355cm" svg:y2="47.191cm" draw:start-shape="id5" draw:start-glue-point="2" draw:end-shape="id6" draw:end-glue-point="0" svg:d="M50355 43942v3249" svg:viewBox="0 0 1 3250">
          <text:p/>
        </draw:connector>
        <draw:connector draw:style-name="gr25" draw:text-style-name="P2" xml:id="id12" draw:id="id12" draw:layer="layout" draw:type="line" svg:x1="15.326cm" svg:y1="42.172cm" svg:x2="15.367cm" svg:y2="43.561cm" draw:end-shape="id10" draw:end-glue-point="0" svg:d="M15326 42172l41 1389" svg:viewBox="0 0 42 1390">
          <text:p/>
        </draw:connector>
        <draw:connector draw:style-name="gr24" draw:text-style-name="P2" draw:layer="layout" draw:type="line" svg:x1="22.606cm" svg:y1="23.304cm" svg:x2="24.638cm" svg:y2="23.304cm" draw:end-shape="id8" draw:end-glue-point="3" svg:d="M22606 23304h2032" svg:viewBox="0 0 2033 1">
          <text:p/>
        </draw:connector>
        <draw:connector draw:style-name="gr25" draw:text-style-name="P2" draw:layer="layout" draw:type="line" svg:x1="33.528cm" svg:y1="28.382cm" svg:x2="33.591cm" svg:y2="30.734cm" svg:d="M33528 28382l63 2352" svg:viewBox="0 0 64 2353">
          <text:p/>
        </draw:connector>
        <draw:connector draw:style-name="gr26" draw:text-style-name="P2" xml:id="id11" draw:id="id11" draw:layer="layout" svg:x1="33.591cm" svg:y1="37.772cm" svg:x2="33.602cm" svg:y2="40.958cm" draw:start-shape="id9" draw:start-glue-point="2" svg:d="M33591 37772v1845h11v1341" svg:viewBox="0 0 12 3187">
          <text:p/>
        </draw:connector>
        <draw:connector draw:style-name="gr27" draw:text-style-name="P2" draw:layer="layout" svg:x1="33.602cm" svg:y1="40.958cm" svg:x2="15.326cm" svg:y2="42.172cm" draw:start-shape="id11" draw:start-glue-point="3" draw:end-shape="id12" draw:end-glue-point="2" svg:d="M33602 40958v607h-18276v607" svg:viewBox="0 0 18277 1215">
          <text:p/>
        </draw:connector>
        <draw:connector draw:style-name="gr25" draw:text-style-name="P2" draw:layer="layout" svg:x1="24.13cm" svg:y1="48.196cm" svg:x2="31.686cm" svg:y2="51.001cm" draw:start-shape="id10" draw:start-glue-point="1" draw:end-shape="id13" svg:d="M24130 48196h7556v2805" svg:viewBox="0 0 7557 2806">
          <text:p/>
        </draw:connector>
        <draw:connector draw:style-name="gr25" draw:text-style-name="P2" xml:id="id16" draw:id="id16" draw:layer="layout" svg:x1="31.686cm" svg:y1="56.515cm" svg:x2="31.686cm" svg:y2="65.225cm" draw:start-shape="id13" draw:start-glue-point="2" draw:end-shape="id14" svg:d="M31686 56515v8710" svg:viewBox="0 0 1 8711">
          <text:p/>
        </draw:connector>
        <draw:connector draw:style-name="gr25" draw:text-style-name="P2" draw:layer="layout" svg:x1="31.686cm" svg:y1="69.723cm" svg:x2="31.686cm" svg:y2="72.263cm" draw:start-shape="id14" draw:start-glue-point="2" draw:end-shape="id15" draw:end-glue-point="0" svg:d="M31686 69723v2540" svg:viewBox="0 0 1 2541">
          <text:p/>
        </draw:connector>
        <draw:connector draw:style-name="gr24" draw:text-style-name="P2" draw:layer="layout" draw:line-skew="-1.782cm" svg:x1="5.588cm" svg:y1="23.304cm" svg:x2="31.686cm" svg:y2="60.87cm" draw:start-shape="id3" draw:start-glue-point="3" draw:end-shape="id16" draw:end-glue-point="0" svg:d="M5588 23304h-2286v37566h28384" svg:viewBox="0 0 28385 37567">
          <text:p/>
        </draw:connector>
        <draw:connector draw:style-name="gr24" draw:text-style-name="P2" draw:layer="layout" svg:x1="15.367cm" svg:y1="52.832cm" svg:x2="15.37cm" svg:y2="60.903cm" draw:start-shape="id10" draw:start-glue-point="2" svg:d="M15367 52832v4288h3v3783" svg:viewBox="0 0 4 8072">
          <text:p/>
        </draw:connector>
        <draw:frame draw:style-name="gr28" draw:text-style-name="P3" draw:layer="layout" svg:width="3.556cm" svg:height="2.54cm" svg:x="12.954cm" svg:y="53.467cm">
          <draw:text-box>
            <text:p><text:span text:style-name="T8">Да</text:span></text:p>
          </draw:text-box>
        </draw:frame>
        <draw:frame draw:style-name="gr28" draw:text-style-name="P3" draw:layer="layout" svg:width="3.556cm" svg:height="2.54cm" svg:x="31.623cm" svg:y="28.575cm">
          <draw:text-box>
            <text:p><text:span text:style-name="T8">Да</text:span></text:p>
          </draw:text-box>
        </draw:frame>
        <draw:connector draw:style-name="gr25" draw:text-style-name="P2" draw:layer="layout" draw:line-skew="-2.766cm" svg:x1="42.291cm" svg:y1="39.624cm" svg:x2="33.596cm" svg:y2="39.617cm" draw:start-shape="id5" draw:start-glue-point="3" draw:end-shape="id11" draw:end-glue-point="0" svg:d="M42291 39624h-7112v-7h-1583" svg:viewBox="0 0 8696 8">
          <text:p/>
        </draw:connector>
        <draw:connector draw:style-name="gr26" draw:text-style-name="P2" xml:id="id17" draw:id="id17" draw:layer="layout" draw:line-skew="0.639cm" svg:x1="50.419cm" svg:y1="62.738cm" svg:x2="40.794cm" svg:y2="41.516cm" draw:start-shape="id7" draw:start-glue-point="2" svg:d="M50419 62738v1143h-9625v-22365" svg:viewBox="0 0 9626 22366">
          <text:p/>
        </draw:connector>
        <draw:connector draw:style-name="gr25" draw:text-style-name="P2" draw:layer="layout" draw:type="lines" svg:x1="40.794cm" svg:y1="41.516cm" svg:x2="33.482cm" svg:y2="41.564cm" draw:start-shape="id17" draw:start-glue-point="3" svg:d="M40794 41516h-501l-6811 48" svg:viewBox="0 0 7313 49">
          <text:p/>
        </draw:connector>
        <draw:frame draw:style-name="gr28" draw:text-style-name="P3" draw:layer="layout" svg:width="3.556cm" svg:height="2.54cm" svg:x="22.225cm" svg:y="21.463cm">
          <draw:text-box>
            <text:p><text:span text:style-name="T8">Нет</text:span></text:p>
          </draw:text-box>
        </draw:frame>
        <draw:frame draw:style-name="gr28" draw:text-style-name="P3" draw:layer="layout" svg:width="3.556cm" svg:height="2.54cm" svg:x="3.683cm" svg:y="21.717cm">
          <draw:text-box>
            <text:p><text:span text:style-name="T8">Да</text:span></text:p>
          </draw:text-box>
        </draw:frame>
        <draw:frame draw:style-name="gr28" draw:text-style-name="P3" draw:layer="layout" svg:width="3.556cm" svg:height="2.54cm" svg:x="24.13cm" svg:y="46.609cm">
          <draw:text-box>
            <text:p><text:span text:style-name="T8">Нет</text:span></text:p>
          </draw:text-box>
        </draw:frame>
        <draw:frame draw:style-name="gr28" draw:text-style-name="P3" draw:layer="layout" svg:width="3.556cm" svg:height="2.54cm" svg:x="41.402cm" svg:y="21.336cm">
          <draw:text-box>
            <text:p><text:span text:style-name="T8">Нет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6-04T00:41:28.324536371</dc:date>
    <meta:generator>LibreOffice/4.2.3.3$Linux_X86_64 LibreOffice_project/420m0$Build-3</meta:generator>
    <meta:editing-duration>PT6M1S</meta:editing-duration>
    <meta:editing-cycles>9</meta:editing-cycles>
    <meta:document-statistic meta:object-count="151"/>
  </office:meta>
</office:document-meta>
</file>